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SC" svg:font-family="'Noto Sans SC'" style:font-family-generic="system" style:font-pitch="variable"/>
    <style:font-face style:name="Noto Serif SC" svg:font-family="'Noto Serif SC'" style:font-family-generic="system" style:font-pitch="variable"/>
  </office:font-face-decls>
  <office:automatic-styles>
    <style:style style:name="P1" style:family="paragraph" style:parent-style-name="Header">
      <style:paragraph-properties fo:text-align="end" style:justify-single-word="false"/>
      <style:text-properties fo:color="#000000" loext:opacity="100%" fo:font-size="10pt" officeooo:rsid="001439b1" officeooo:paragraph-rsid="001439b1" style:font-size-asian="10pt" style:font-size-complex="10pt"/>
    </style:style>
    <style:style style:name="P2" style:family="paragraph" style:parent-style-name="Horizontal_20_Line">
      <style:text-properties fo:color="#000000" loext:opacity="100%"/>
    </style:style>
    <style:style style:name="P3" style:family="paragraph" style:parent-style-name="Standard">
      <style:paragraph-properties fo:text-align="center" style:justify-single-word="false"/>
      <style:text-properties fo:color="#000000" loext:opacity="100%" fo:font-size="14pt" style:text-underline-style="solid" style:text-underline-width="auto" style:text-underline-color="font-color" fo:font-weight="bold" officeooo:rsid="0012e49c" officeooo:paragraph-rsid="0012e49c" style:font-size-asian="14pt" style:font-weight-asian="bold" style:font-size-complex="14pt" style:font-weight-complex="bold"/>
    </style:style>
    <style:style style:name="P4" style:family="paragraph" style:parent-style-name="Standard">
      <style:paragraph-properties fo:text-align="center" style:justify-single-word="false"/>
      <style:text-properties fo:color="#000000" loext:opacity="100%" fo:font-size="14pt" officeooo:paragraph-rsid="0012e49c" style:font-size-asian="12.25pt" style:font-size-complex="14pt"/>
    </style:style>
    <style:style style:name="P5" style:family="paragraph" style:parent-style-name="Standard">
      <style:paragraph-properties fo:text-align="justify" style:justify-single-word="false"/>
      <style:text-properties fo:color="#000000" loext:opacity="100%" officeooo:paragraph-rsid="0012e49c"/>
    </style:style>
    <style:style style:name="P6" style:family="paragraph" style:parent-style-name="Standard">
      <style:paragraph-properties fo:text-align="justify" style:justify-single-word="false"/>
      <style:text-properties fo:color="#000000" loext:opacity="100%" officeooo:paragraph-rsid="0012ea73"/>
    </style:style>
    <style:style style:name="P7" style:family="paragraph" style:parent-style-name="Standard">
      <style:paragraph-properties fo:text-align="justify" style:justify-single-word="false"/>
      <style:text-properties fo:color="#000000" loext:opacity="100%" officeooo:paragraph-rsid="00159083"/>
    </style:style>
    <style:style style:name="P8" style:family="paragraph" style:parent-style-name="Standard">
      <style:paragraph-properties fo:text-align="justify" style:justify-single-word="false"/>
      <style:text-properties fo:color="#000000" loext:opacity="100%" officeooo:paragraph-rsid="001d8f25"/>
    </style:style>
    <style:style style:name="P9" style:family="paragraph" style:parent-style-name="Standard">
      <style:paragraph-properties fo:text-align="justify" style:justify-single-word="false"/>
      <style:text-properties fo:color="#000000" loext:opacity="100%" fo:font-weight="bold" officeooo:paragraph-rsid="0012e49c" style:font-weight-asian="bold" style:font-weight-complex="bold"/>
    </style:style>
    <style:style style:name="P10" style:family="paragraph" style:parent-style-name="Standard">
      <style:paragraph-properties fo:text-align="justify" style:justify-single-word="false"/>
      <style:text-properties fo:color="#000000" loext:opacity="100%" style:font-name="Liberation Mono" fo:font-size="10pt" officeooo:paragraph-rsid="0012e49c" style:font-size-asian="10pt" style:font-size-complex="10pt"/>
    </style:style>
    <style:style style:name="P11" style:family="paragraph" style:parent-style-name="Standard">
      <style:paragraph-properties fo:text-align="justify" style:justify-single-word="false"/>
      <style:text-properties fo:color="#000000" loext:opacity="100%" style:font-name="Liberation Mono" fo:font-size="10pt" officeooo:paragraph-rsid="001d8f25" style:font-size-asian="10pt" style:font-size-complex="10pt"/>
    </style:style>
    <style:style style:name="P12" style:family="paragraph" style:parent-style-name="Standard">
      <style:paragraph-properties fo:text-align="justify" style:justify-single-word="false"/>
      <style:text-properties fo:color="#000000" loext:opacity="100%" style:font-name="Liberation Serif1" officeooo:paragraph-rsid="001d8f25"/>
    </style:style>
    <style:style style:name="P13" style:family="paragraph" style:parent-style-name="Standard">
      <style:paragraph-properties fo:text-align="justify" style:justify-single-word="false"/>
      <style:text-properties officeooo:paragraph-rsid="0012e49c"/>
    </style:style>
    <style:style style:name="T1" style:family="text">
      <style:text-properties style:font-name="Liberation Mono" fo:font-size="10pt" style:font-size-asian="10pt" style:font-size-complex="10pt"/>
    </style:style>
    <style:style style:name="T2" style:family="text">
      <style:text-properties style:font-name="Liberation Mono" fo:font-size="10pt" officeooo:rsid="0012ea73" style:font-size-asian="10pt" style:font-size-complex="10pt"/>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normal" style:font-weight-asian="normal" style:font-weight-complex="normal"/>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none" fo:font-weight="bold" style:font-weight-asian="bold" style:font-weight-complex="bold"/>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fo:color="#000000" loext:opacity="100%"/>
    </style:style>
    <style:style style:name="T10" style:family="text">
      <style:text-properties fo:color="#000000" loext:opacity="100%" style:text-underline-style="none" fo:font-weight="bold" style:font-weight-asian="bold" style:font-weight-complex="bold"/>
    </style:style>
    <style:style style:name="T11" style:family="text">
      <style:text-properties fo:color="#000000" loext:opacity="100%" officeooo:rsid="0012e49c"/>
    </style:style>
    <style:style style:name="T12" style:family="text">
      <style:text-properties style:font-name="Liberation Serif1" style:text-underline-style="none" fo:font-weight="bold" style:font-weight-asian="bold" style:font-weight-complex="bold"/>
    </style:style>
    <style:style style:name="T13" style:family="text">
      <style:text-properties fo:font-weight="normal" officeooo:rsid="001d8f25" style:font-name-asian="Liberation Serif" style:font-weight-asian="normal" style:font-name-complex="Liberation Serif" style:font-weight-complex="normal"/>
    </style:style>
    <style:style style:name="T14" style:family="text">
      <style:text-properties fo:font-weight="normal" officeooo:rsid="001d8f25" style:font-name-asian="Noto Serif SC" style:font-weight-asian="normal" style:font-name-complex="Lucida Sans1" style:font-weight-complex="normal"/>
    </style:style>
    <style:style style:name="T15" style:family="text">
      <style:text-properties officeooo:rsid="001e7085"/>
    </style:style>
    <style:style style:name="T16" style:family="text">
      <style:text-properties officeooo:rsid="001ecf39"/>
    </style:style>
    <style:style style:name="T17" style:family="text">
      <style:text-properties officeooo:rsid="0020718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reative Commons Attribution-ShareAlike (CC BY-SA) 4.0 International Public License</text:p>
      <text:p text:style-name="P4"/>
      <text:p text:style-name="P10">https://www.creativecommons.org/licenses/by-sa/4.0/</text:p>
      <text:p text:style-name="P10">https://www.creativecommons.org/licenses/by-sa/4.0/legalcode</text:p>
      <text:p text:style-name="P5"/>
      <text:p text:style-name="P8">This license is acceptable for Free Cultural Works<text:span text:style-name="T16">:</text:span></text:p>
      <text:p text:style-name="P8"/>
      <text:p text:style-name="P11">https://www.freedomdefined.org/</text:p>
      <text:p text:style-name="P8"><text:line-break/><text:span text:style-name="T12">You are free to:</text:span></text:p>
      <text:p text:style-name="P12"><text:span text:style-name="T13">•</text:span><text:span text:style-name="T14"> </text:span><text:span text:style-name="T3">Share</text:span> — copy and redistribute the material in any medium or format.</text:p>
      <text:p text:style-name="P12"><text:span text:style-name="T13">•</text:span><text:span text:style-name="T14"> </text:span><text:span text:style-name="T3">Adapt</text:span> — remix, transform, and build upon the material for any purpose, even commercially.</text:p>
      <text:p text:style-name="P12"><text:line-break/>The licensor cannot revoke these freedoms as long as you follow the license terms.</text:p>
      <text:p text:style-name="P12"><text:line-break/><text:span text:style-name="T7">Under the following terms:</text:span></text:p>
      <text:p text:style-name="P12"><text:span text:style-name="T13">•</text:span><text:span text:style-name="T14"> </text:span><text:span text:style-name="T3">Attribution</text:span> — you must give appropriate credit, provide a link to the license, and indicate if changes were made. <text:s/>You may do so in any reasonable manner, but not in any way that suggests the licensor endorses you or your use. <text:s/><text:span text:style-name="T17">If supplied, y</text:span>ou must provide the name of the creator and attribution parties, a copyright notice, a license notice, a disclaimer notice, and a link to the material. <text:s/><text:span text:style-name="T17">In 4.0, y</text:span>ou must indicate if you modified the material and retain an indication of previous modifications.</text:p>
      <text:p text:style-name="P12"><text:span text:style-name="T13">•</text:span><text:span text:style-name="T14"> </text:span><text:span text:style-name="T3">ShareAlike</text:span> — if you remix, transform, or build upon the material, you must distribute your contributions under the same license as the original.</text:p>
      <text:p text:style-name="P12"><text:span text:style-name="T13">•</text:span><text:span text:style-name="T14"> </text:span><text:span text:style-name="T3">No additional restrictions</text:span> — you may not apply legal terms or technological measures that legally restrict others from doing anything the license permits.</text:p>
      <text:p text:style-name="P12"><text:line-break/><text:span text:style-name="T3">Notices:</text:span></text:p>
      <text:p text:style-name="P12"><text:span text:style-name="T13">•</text:span><text:span text:style-name="T14"> </text:span>You do not have to comply with the license for elements of the material in the public domain or where your use is permitted by an applicable exception or limitation. <text:s/>The rights of users under exceptions and limitations, such as fair use and fair dealing, are not affected by the CC licenses.</text:p>
      <text:p text:style-name="P12"><text:span text:style-name="T13">•</text:span><text:span text:style-name="T14"> </text:span>No warranties are given. <text:s/>The license may not give you all of the permissions necessary for your intended use. <text:s/>For example, other rights such as publicity, privacy, or moral rights may limit how you use the material.</text:p>
      <text:p text:style-name="P8"/>
      <text:p text:style-name="Horizontal_20_Line"/>
      <text:p text:style-name="P5"/>
      <text:p text:style-name="P5">By exercising the Licensed Rights (defined below), You accept and agree to be bound by the terms and conditions of this <text:span text:style-name="T8">Creative Commons Attribution-ShareAlike 4.0 International Public License</text:span> ("Public License"). <text:s/>To the extent this Public License may be interpreted as a contract, You are granted the Licensed Rights in consideration of Your acceptance of these terms and conditions, and the Licensor grants You such rights in consideration of benefits the Licensor receives from making the Licensed Material available under these terms and conditions.</text:p>
      <text:p text:style-name="P5"><text:line-break/><text:span text:style-name="T6">Section 1 — Definitions.</text:span></text:p>
      <text:p text:style-name="P5"><text:soft-page-break/><text:line-break/><text:span text:style-name="T3">a. <text:s/>Adapted Material</text:span>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text:s/>For purposes of this Public License, where the Licensed Material is a musical work, performance, or sound recording, Adapted Material is always produced where the Licensed Material is synched in timed relation with a moving image.</text:p>
      <text:p text:style-name="P5"><text:span text:style-name="T3">b. <text:s/>Adapter's License</text:span> means the license You apply to Your Copyright and Similar Rights in Your contributions to Adapted Material in accordance with the terms and conditions of this Public License.</text:p>
      <text:p text:style-name="P5"><text:span text:style-name="T3">c. <text:s/>BY-SA Compatible License</text:span> means a license listed at "<text:span text:style-name="T1">creativecommons.org/</text:span><text:span text:style-name="T2">​</text:span><text:span text:style-name="T1">compatiblelicenses</text:span>", approved by Creative Commons as essentially the equivalent of this Public License.</text:p>
      <text:p text:style-name="P5"><text:span text:style-name="T3">d. <text:s/>Copyright and Similar Rights</text:span> means copyright and/or similar rights closely related to copyright including, without limitation, performance, broadcast, sound recording, and Sui Generis Database Rights, without regard to how the rights are labeled or categorized. <text:s/>For purposes of this Public License, the rights specified in Section 2(b)(1)-(2) are not Copyright and Similar Rights.</text:p>
      <text:p text:style-name="P5"><text:span text:style-name="T3">e. <text:s/>Effective Technological Measures</text:span> means those measures that, in the absence of proper authority, may not be circumvented under laws fulfilling obligations under Article 11 of the WIPO (World Intellectual Property Organization) Copyright Treaty adopted on December 20, 1996, and/or similar international agreements.</text:p>
      <text:p text:style-name="P5"><text:span text:style-name="T3">f. <text:s/>Exceptions and Limitations</text:span> means fair use, fair dealing, and/or any other exception or limitation to Copyright and Similar Rights that applies to Your use of the Licensed Material.</text:p>
      <text:p text:style-name="P5"><text:span text:style-name="T3">g. <text:s/>License Elements</text:span> means the license attributes listed in the name of a Creative Commons Public License. <text:s/>The License Elements of this Public License are Attribution and ShareAlike.</text:p>
      <text:p text:style-name="P5"><text:span text:style-name="T3">h. <text:s/>Licensed Material</text:span> means the artistic or literary work, database, or other material to which the Licensor applied this Public License.</text:p>
      <text:p text:style-name="P5"><text:span text:style-name="T3">i. <text:s/>Licensed Rights</text:span> means the rights granted to You subject to the terms and conditions of this Public License, which are limited to all Copyright and Similar Rights that apply to Your use of the Licensed Material and that the Licensor has authority to license.</text:p>
      <text:p text:style-name="P5"><text:span text:style-name="T3">j. <text:s/>Licensor</text:span> means the individual(s) or entity(ies) granting rights under this Public License.</text:p>
      <text:p text:style-name="P5"><text:span text:style-name="T3">k. <text:s/>Share</text:span>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text:p>
      <text:p text:style-name="P5"><text:span text:style-name="T3">l. <text:s/>Sui Generis Database Rights</text:span> means rights other than copyright resulting from Directive 96/9/EC of the European Parliament and of the Council of 11 March 1996 on the legal protection of databases, as amended and/or succeeded, as well as other essentially equivalent rights anywhere in the world.</text:p>
      <text:p text:style-name="P5"><text:span text:style-name="T3">m. <text:s/>You</text:span> means the individual or entity exercising the Licensed Rights under this Public License.<text:span text:style-name="T15"> <text:s/></text:span><text:span text:style-name="T3">Your</text:span> has a corresponding meaning.</text:p>
      <text:p text:style-name="P5"><text:line-break/><text:span text:style-name="T6">Section 2 — Scope.</text:span></text:p>
      <text:p text:style-name="P5"><text:line-break/><text:span text:style-name="T3">a. <text:s/>License grant.</text:span></text:p>
      <text:p text:style-name="P5"><text:soft-page-break/><text:tab/><text:span text:style-name="T4">1.</text:span> <text:s/>Subject to the terms and conditions of this Public License, the Licensor hereby grants You a worldwide, royalty-free, non-sublicensable, non-exclusive, irrevocable license to exercise the Licensed Rights in the Licensed Material to:</text:p>
      <text:p text:style-name="P5"><text:tab/><text:tab/><text:span text:style-name="T4">A.</text:span> <text:s/>reproduce and Share the Licensed Material, in whole or in part; and</text:p>
      <text:p text:style-name="P5"><text:tab/><text:tab/><text:span text:style-name="T4">B.</text:span> <text:s/>produce, reproduce, and Share Adapted Material.</text:p>
      <text:p text:style-name="P5"><text:tab/><text:span text:style-name="T4">2. <text:s/>Exceptions and Limitations.</text:span> <text:s/>For the avoidance of doubt, where Exceptions and Limitations apply to Your use, this Public License does not apply, and You do not need to comply with its terms and conditions.</text:p>
      <text:p text:style-name="P5"><text:tab/><text:span text:style-name="T4">3. <text:s/>Term.</text:span> <text:s/>The term of this Public License is specified in Section 6(a).</text:p>
      <text:p text:style-name="P5"><text:tab/><text:span text:style-name="T4">4. <text:s/>Media and formats; technical modifications allowed.</text:span> <text:s/>The Licensor authorizes You to exercise the Licensed Rights in all media and formats whether now known or hereafter created, and to make technical modifications necessary to do so. <text:s/>The Licensor waives and/or agrees not to assert any right or authority to forbid You from making technical modifications necessary to exercise the Licensed Rights, including technical modifications necessary to circumvent Effective Technological Measures. <text:s/>For purposes of this Public License, simply making modifications authorized by this Section 2(a)(4) never produces Adapted Material.</text:p>
      <text:p text:style-name="P6"><text:tab/><text:span text:style-name="T4">5. <text:s/>Downstream recipients.</text:span></text:p>
      <text:p text:style-name="P6"><text:tab/><text:tab/><text:span text:style-name="T4">A. <text:s/>Offer from the Licensor — Licensed Material.</text:span> <text:s/>Every recipient of the Licensed Material automatically receives an offer from the Licensor to exercise the Licensed Rights under the terms and conditions of this Public License.</text:p>
      <text:p text:style-name="P5"><text:tab/><text:tab/><text:span text:style-name="T4">B. <text:s/>Additional offer from the Licensor — Adapted Material.</text:span> <text:s/>Every recipient of Adapted Material from You automatically receives an offer from the Licensor to exercise the Licensed Rights in the Adapted Material under the conditions of the Adapter’s License You apply.</text:p>
      <text:p text:style-name="P5"><text:tab/><text:tab/><text:span text:style-name="T4">C. <text:s/>No downstream restrictions.</text:span> <text:s/>You may not offer or impose any additional or different terms or conditions on, or apply any Effective Technological Measures to, the Licensed Material if doing so restricts exercise of the Licensed Rights by any recipient of the Licensed Material.</text:p>
      <text:p text:style-name="P5"><text:tab/><text:span text:style-name="T4">6. <text:s/>No endorsement.</text:span> <text:s/>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3(a)(1)(A)(i).</text:p>
      <text:p text:style-name="P9">b. <text:s/>Other rights.</text:p>
      <text:p text:style-name="P5"><text:tab/><text:span text:style-name="T4">1.</text:span> <text:s/>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text:p>
      <text:p text:style-name="P5"><text:tab/><text:span text:style-name="T4">2.</text:span> <text:s/>Patent and trademark rights are not licensed under this Public License.</text:p>
      <text:p text:style-name="P5"><text:tab/><text:span text:style-name="T4">3.</text:span> <text:s/>To the extent possible, the Licensor waives any right to collect royalties from You for the exercise of the Licensed Rights, whether directly or through a collecting society under any voluntary or waivable statutory or compulsory licensing scheme. <text:s/>In all other cases the Licensor expressly reserves any right to collect such royalties.</text:p>
      <text:p text:style-name="P5"><text:line-break/><text:span text:style-name="T6">Section 3 — License Conditions.</text:span></text:p>
      <text:p text:style-name="P5"><text:line-break/>Your exercise of the Licensed Rights is expressly made subject to the following conditions.</text:p>
      <text:p text:style-name="P5"><text:soft-page-break/><text:line-break/><text:span text:style-name="T3">a. <text:s/>Attribution.</text:span></text:p>
      <text:p text:style-name="P5"><text:tab/><text:span text:style-name="T4">1.</text:span> <text:s/>If You Share the Licensed Material (including in modified form), You must:</text:p>
      <text:p text:style-name="P5"><text:tab/><text:tab/><text:span text:style-name="T4">A.</text:span> <text:s/>retain the following if it is supplied by the Licensor with the Licensed Material:</text:p>
      <text:p text:style-name="P5"><text:tab/><text:tab/><text:tab/>i. <text:s/>identification of the creator(s) of the Licensed Material and any others designated to receive attribution, in any reasonable manner requested by the Licensor (including by pseudonym if designated);</text:p>
      <text:p text:style-name="P5"><text:tab/><text:tab/><text:tab/>ii. <text:s/>a copyright notice;</text:p>
      <text:p text:style-name="P5"><text:tab/><text:tab/><text:tab/>iii. <text:s/>a notice that refers to this Public License;</text:p>
      <text:p text:style-name="P5"><text:tab/><text:tab/><text:tab/>iv. <text:s/>a notice that refers to the disclaimer of warranties;</text:p>
      <text:p text:style-name="P5"><text:tab/><text:tab/><text:tab/>v. <text:s/>a URI (uniform resource identifier) or hyperlink to the Licensed Material to the extent reasonably practicable;</text:p>
      <text:p text:style-name="P5"><text:tab/><text:tab/><text:span text:style-name="T5">B.</text:span> <text:s/>indicate if You modified the Licensed Material and retain an indication of any previous modifications; and</text:p>
      <text:p text:style-name="P5"><text:tab/><text:tab/><text:span text:style-name="T4">C.</text:span> <text:s/>indicate the Licensed Material is licensed under this Public License, and include the text of, or the URI or hyperlink to, this Public License.</text:p>
      <text:p text:style-name="P5"><text:tab/><text:span text:style-name="T4">2.</text:span> <text:s/>You may satisfy the conditions in Section 3(a)(1) in any reasonable manner based on the medium, means, and context in which You Share the Licensed Material. <text:s/>For example, it may be reasonable to satisfy the conditions by providing a URI or hyperlink to a resource that includes the required information.</text:p>
      <text:p text:style-name="P5"><text:tab/><text:span text:style-name="T4">3.</text:span> <text:s/>If requested by the Licensor, You must remove any of the information required by Section 3(a)(1)(A) to the extent reasonably practicable.</text:p>
      <text:p text:style-name="P9">b. <text:s/>ShareAlike.</text:p>
      <text:p text:style-name="P5"><text:tab/>In addition to the conditions in Section 3(a), if You Share Adapted Material You produce, the following conditions also apply.</text:p>
      <text:p text:style-name="P5"><text:tab/><text:span text:style-name="T4">1.</text:span> <text:s/>The Adapter’s License You apply must be a Creative Commons license with the same License Elements, this version or later, or a BY-SA Compatible License.</text:p>
      <text:p text:style-name="P5"><text:tab/><text:span text:style-name="T4">2.</text:span> <text:s/>You must include the text of, or the URI or hyperlink to, the Adapter's License You apply. <text:s/>You may satisfy this condition in any reasonable manner based on the medium, means, and context in which You Share Adapted Material.</text:p>
      <text:p text:style-name="P5"><text:tab/><text:span text:style-name="T4">3.</text:span> <text:s/>You may not offer or impose any additional or different terms or conditions on, or apply any Effective Technological Measures to, Adapted Material that restrict exercise of the rights granted under the Adapter's License You apply.</text:p>
      <text:p text:style-name="P5"><text:line-break/><text:span text:style-name="T6">Section 4 — Sui Generis Database Rights.</text:span></text:p>
      <text:p text:style-name="P5"><text:line-break/>Where the Licensed Rights include Sui Generis Database Rights that apply to Your use of the Licensed Material:</text:p>
      <text:p text:style-name="P13"><text:span text:style-name="T10">a.</text:span><text:span text:style-name="T9"> <text:s/>for the avoidance of doubt, Section 2(a)(1) grants</text:span><text:span text:style-name="T11"> </text:span><text:span text:style-name="T9">You the right to extract, reuse, reproduce, and Share all or a substantial portion of the contents of the database;</text:span></text:p>
      <text:p text:style-name="P5"><text:span text:style-name="T7">b.</text:span> <text:s/>if You include all or a substantial portion of the database contents in a database in which You have Sui Generis Database Rights, then the database in which You have Sui Generis Database Rights (but not its individual contents) is Adapted Material, including for purposes of Section 3(b); and</text:p>
      <text:p text:style-name="P5"><text:span text:style-name="T7">c.</text:span> <text:s/>You must comply with the conditions in Section 3(a) if You Share all or a substantial portion of the contents of the database.</text:p>
      <text:p text:style-name="P5"><text:soft-page-break/><text:line-break/>For the avoidance of doubt, this Section 4 supplements and does not replace Your obligations under this Public License where the Licensed Rights include other Copyright and Similar Rights.</text:p>
      <text:p text:style-name="P5"><text:line-break/><text:span text:style-name="T6">Section 5 — Disclaimer of Warranties and Limitation of Liability.</text:span></text:p>
      <text:p text:style-name="P5"><text:line-break/><text:span text:style-name="T3">a.</text:span> <text:s/>Unless otherwise separately undertaken by the Licensor, to the extent possible, the Licensor offers the Licensed Material as-is and as-available, and makes no representations or warranties of any kind concerning the Licensed Material, whether express, implied, statutory, or other. <text:s/>This includes, without limitation, warranties of title, merchantability, fitness for a particular purpose, non-infringement, absence of latent or other defects, accuracy, or the presence or absence of errors, whether or not known or discoverable. <text:s/>Where disclaimers of warranties are not allowed in full or in part, this disclaimer may not apply to You.</text:p>
      <text:p text:style-name="P5"><text:span text:style-name="T3">b.</text:span> <text:s/>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text:s/>Where a limitation of liability is not allowed in full or in part, this limitation may not apply to You.</text:p>
      <text:p text:style-name="P5"><text:span text:style-name="T3">c.</text:span> <text:s/>The disclaimer of warranties and limitation of liability provided above shall be interpreted in a manner that, to the extent possible, most closely approximates an absolute disclaimer and waiver of all liability.</text:p>
      <text:p text:style-name="P5"><text:line-break/><text:span text:style-name="T6">Section 6 — Term and Termination.</text:span></text:p>
      <text:p text:style-name="P5"><text:line-break/><text:span text:style-name="T3">a.</text:span> <text:s/>This Public License applies for the term of the Copyright and Similar Rights licensed here. <text:s/>However, if You fail to comply with this Public License, then Your rights under this Public License terminate automatically.</text:p>
      <text:p text:style-name="P5"><text:span text:style-name="T3">b.</text:span> <text:s/>Where Your right to use the Licensed Material has terminated under Section 6(a), it reinstates:</text:p>
      <text:p text:style-name="P5"><text:tab/><text:span text:style-name="T4">1.</text:span> <text:s/>automatically as of the date the violation is cured, provided it is cured within 30 days of Your discovery of the violation; or</text:p>
      <text:p text:style-name="P6"><text:tab/><text:span text:style-name="T4">2.</text:span> <text:s/>upon express reinstatement by the Licensor.</text:p>
      <text:p text:style-name="P6"><text:tab/>For the avoidance of doubt, this Section 6(b) does not affect any right the Licensor may have to seek remedies for Your violations of this Public License.</text:p>
      <text:p text:style-name="P5"><text:span text:style-name="T3">c.</text:span> <text:s/>For the avoidance of doubt, the Licensor may also offer the Licensed Material under separate terms or conditions or stop distributing the Licensed Material at any time; however, doing so will not terminate this Public License.</text:p>
      <text:p text:style-name="P5"><text:span text:style-name="T3">d.</text:span> <text:s/>Sections 1, 5, 6, 7, and 8 survive termination of this Public License.</text:p>
      <text:p text:style-name="P5"><text:line-break/><text:span text:style-name="T6">Section 7 — Other Terms and Conditions.</text:span></text:p>
      <text:p text:style-name="P5"><text:line-break/><text:span text:style-name="T3">a.</text:span> <text:s/>The Licensor shall not be bound by any additional or different terms or conditions communicated by You unless expressly agreed.</text:p>
      <text:p text:style-name="P5"><text:span text:style-name="T3">b.</text:span> <text:s/>Any arrangements, understandings, or agreements regarding the Licensed Material not stated herein are separate from and independent of the terms and conditions of this Public License.</text:p>
      <text:p text:style-name="P5"><text:line-break/><text:span text:style-name="T6">Section 8 — Interpretation.</text:span></text:p>
      <text:p text:style-name="P5"><text:soft-page-break/><text:line-break/><text:span text:style-name="T3">a.</text:span> <text:s/>For the avoidance of doubt, this Public License does not, and shall not be interpreted to, reduce, limit, restrict, or impose conditions on any use of the Licensed Material that could lawfully be made without permission under this Public License.</text:p>
      <text:p text:style-name="P5"><text:span text:style-name="T3">b.</text:span> <text:s/>To the extent possible, if any provision of this Public License is deemed unenforceable, it shall be automatically reformed to the minimum extent necessary to make it enforceable. <text:s/>If the provision cannot be reformed, it shall be severed from this Public License without affecting the enforceability of the remaining terms and conditions.</text:p>
      <text:p text:style-name="P5"><text:span text:style-name="T3">c.</text:span> <text:s/>No term or condition of this Public License will be waived and no failure to comply consented to unless expressly agreed to by the Licensor.</text:p>
      <text:p text:style-name="P5"><text:span text:style-name="T3">d.</text:span> <text:s/>Nothing in this Public License constitutes or may be interpreted as a limitation upon, or waiver of, any privileges and immunities that apply to the Licensor or You, including from the legal processes of any jurisdiction or authority.</text:p>
      <text:p text:style-name="P5"/>
      <text:p text:style-name="P2"/>
      <text:p text:style-name="P7"><text:line-break/>Creative Commons may be contacted at "<text:span text:style-name="T1">creativecommons.org</text:span>".</text:p>
      <text:p text:style-name="P5"><text:line-break/>Nicole Sharp may be contacted at "<text:span text:style-name="T1">nicolesharp.net</text:span>".</text:p>
      <text:p text:style-name="P5"><text:line-break/>2023-08-2<text:span text:style-name="T16">5</text:span> Nicole Sharp and Creative Commons</text:p>
      <text:p text:style-name="P10">https://www.nicolesharp.net/</text:p>
      <text:p text:style-name="P10">https://www.creativecommons.org/</text:p>
      <text:p text:style-name="P5"><text:line-break/>Except where otherwise noted, content on <text:span text:style-name="T4">Nicole Sharp's Website</text:span> is licensed under the <text:span text:style-name="T4">Creative Commons Attribution-ShareAlike (CC BY-SA) 4.0 International Public Licens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SC" svg:font-family="'Noto Sans SC'" style:font-family-generic="system" style:font-pitch="variable"/>
    <style:font-face style:name="Noto Serif SC" svg:font-family="'Noto Serif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SC"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loext:opacity="0%" style:font-name="Liberation Serif1" fo:font-size="12pt" fo:language="en" fo:country="US" style:letter-kerning="true" style:font-name-asian="Noto Serif SC"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C" style:font-family-asian="'Noto Sans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ab-stops/>
      </style:paragraph-properties>
      <style:text-properties fo:color="#da1884" loext:opacity="100%" fo:font-size="6pt" style:font-size-asian="6pt" style:font-weight-asian="150"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color="#000000" loext:opacity="100%" fo:font-size="10pt" officeooo:rsid="001439b1" officeooo:paragraph-rsid="001439b1" style:font-size-asian="10pt" style:font-size-complex="10pt"/>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6</text:page-number>/<text:page-count>6</text:page-count></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Nicole Sharp</meta:initial-creator>
    <meta:creation-date>2023-08-24T09:45:14.102000000</meta:creation-date>
    <dc:date>2023-08-25T10:35:29.797000000</dc:date>
    <dc:creator>Nicole Sharp</dc:creator>
    <meta:editing-duration>PT33M30S</meta:editing-duration>
    <meta:editing-cycles>11</meta:editing-cycles>
    <meta:generator>LibreOffice/7.4.7.2$Windows_X86_64 LibreOffice_project/723314e595e8007d3cf785c16538505a1c878ca5</meta:generator>
    <meta:document-statistic meta:table-count="0" meta:image-count="0" meta:object-count="0" meta:page-count="6" meta:paragraph-count="100" meta:word-count="2532" meta:character-count="16494" meta:non-whitespace-character-count="13776"/>
  </office:meta>
</office:document-meta>
</file>